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87" style:family="paragraph" style:parent-style-name="Standard">
      <style:text-properties fo:font-style="italic" fo:font-weight="bold" officeooo:rsid="00196b33" officeooo:paragraph-rsid="008a39c3" style:font-style-asian="italic" style:font-weight-asian="bold" style:font-style-complex="italic" style:font-weight-complex="bold"/>
    </style:style>
    <style:style style:name="P88" style:family="paragraph" style:parent-style-name="Standard">
      <style:text-properties fo:font-style="italic" fo:font-weight="normal" officeooo:rsid="009150d0" officeooo:paragraph-rsid="008a39c3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196b33" officeooo:paragraph-rsid="008a39c3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196b33" officeooo:paragraph-rsid="00883f1d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196b33" officeooo:paragraph-rsid="009caef5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9ab7c8" officeooo:paragraph-rsid="009ab7c8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normal" fo:font-weight="bold" officeooo:rsid="00196b33" officeooo:paragraph-rsid="008a39c3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font-style="normal" fo:font-weight="normal" officeooo:rsid="00196b33" officeooo:paragraph-rsid="00883f1d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204bde" officeooo:paragraph-rsid="0062afd0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204bde" officeooo:paragraph-rsid="009ab7c8" style:font-style-asian="normal" style:font-weight-asian="normal" style:font-style-complex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fo:font-weight="normal" officeooo:rsid="009150d0" style:font-weight-asian="normal" style:font-weight-complex="normal"/>
    </style:style>
    <style:style style:name="T35" style:family="text">
      <style:text-properties officeooo:rsid="000a5bca"/>
    </style:style>
    <style:style style:name="T36" style:family="text">
      <style:text-properties officeooo:rsid="000c49fe"/>
    </style:style>
    <style:style style:name="T37" style:family="text">
      <style:text-properties officeooo:rsid="000e1e6f"/>
    </style:style>
    <style:style style:name="T38" style:family="text">
      <style:text-properties officeooo:rsid="0017dbf1"/>
    </style:style>
    <style:style style:name="T39" style:family="text">
      <style:text-properties officeooo:rsid="001a40d6"/>
    </style:style>
    <style:style style:name="T40" style:family="text">
      <style:text-properties officeooo:rsid="001fdd7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96b33" style:font-weight-asian="bold" style:font-weight-complex="bold"/>
    </style:style>
    <style:style style:name="T43" style:family="text">
      <style:text-properties fo:font-weight="bold" officeooo:rsid="00204bde" style:font-weight-asian="bold" style:font-weight-complex="bold"/>
    </style:style>
    <style:style style:name="T44" style:family="text">
      <style:text-properties officeooo:rsid="00204bde"/>
    </style:style>
    <style:style style:name="T45" style:family="text">
      <style:text-properties officeooo:rsid="001ec69d"/>
    </style:style>
    <style:style style:name="T46" style:family="text">
      <style:text-properties officeooo:rsid="000f782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normal" officeooo:rsid="008c6948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8dcdb6" style:font-style-asian="italic" style:font-weight-asian="normal" style:font-style-complex="italic" style:font-weight-complex="normal"/>
    </style:style>
    <style:style style:name="T50" style:family="text">
      <style:text-properties officeooo:rsid="0018fc56"/>
    </style:style>
    <style:style style:name="T51" style:family="text">
      <style:text-properties officeooo:rsid="0030c882"/>
    </style:style>
    <style:style style:name="T52" style:family="text">
      <style:text-properties officeooo:rsid="00383690"/>
    </style:style>
    <style:style style:name="T53" style:family="text">
      <style:text-properties officeooo:rsid="00458426"/>
    </style:style>
    <style:style style:name="T54" style:family="text">
      <style:text-properties officeooo:rsid="00464044"/>
    </style:style>
    <style:style style:name="T55" style:family="text">
      <style:text-properties officeooo:rsid="00521e03"/>
    </style:style>
    <style:style style:name="T56" style:family="text">
      <style:text-properties officeooo:rsid="007ec136"/>
    </style:style>
    <style:style style:name="T57" style:family="text">
      <style:text-properties officeooo:rsid="007fdbd8"/>
    </style:style>
    <style:style style:name="T58" style:family="text">
      <style:text-properties officeooo:rsid="0081d860"/>
    </style:style>
    <style:style style:name="T59" style:family="text">
      <style:text-properties officeooo:rsid="0007b186"/>
    </style:style>
    <style:style style:name="T60" style:family="text">
      <style:text-properties officeooo:rsid="00861065"/>
    </style:style>
    <style:style style:name="T61" style:family="text">
      <style:text-properties officeooo:rsid="008b04dc"/>
    </style:style>
    <style:style style:name="T62" style:family="text">
      <style:text-properties officeooo:rsid="009316c7"/>
    </style:style>
    <style:style style:name="T63" style:family="text">
      <style:text-properties officeooo:rsid="00947b38"/>
    </style:style>
    <style:style style:name="T64" style:family="text">
      <style:text-properties officeooo:rsid="00953cf2"/>
    </style:style>
    <style:style style:name="T65" style:family="text">
      <style:text-properties officeooo:rsid="00966776"/>
    </style:style>
    <style:style style:name="T66" style:family="text">
      <style:text-properties officeooo:rsid="009819dd"/>
    </style:style>
    <style:style style:name="T67" style:family="text">
      <style:text-properties officeooo:rsid="0098bc3d"/>
    </style:style>
    <style:style style:name="T68" style:family="text">
      <style:text-properties officeooo:rsid="009ab7c8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9316c7" style:font-style-asian="normal" style:font-style-complex="normal"/>
    </style:style>
    <style:style style:name="T71" style:family="text">
      <style:text-properties fo:font-style="normal" officeooo:rsid="00947b38" style:font-style-asian="normal" style:font-style-complex="normal"/>
    </style:style>
    <style:style style:name="T72" style:family="text">
      <style:text-properties fo:font-style="normal" officeooo:rsid="00966776" style:font-style-asian="normal" style:font-style-complex="normal"/>
    </style:style>
    <style:style style:name="T73" style:family="text">
      <style:text-properties fo:font-style="normal" officeooo:rsid="00953cf2" style:font-style-asian="normal" style:font-style-complex="normal"/>
    </style:style>
    <style:style style:name="T74" style:family="text">
      <style:text-properties fo:font-style="normal" officeooo:rsid="008b04dc" style:font-style-asian="normal" style:font-style-complex="normal"/>
    </style:style>
    <style:style style:name="T75" style:family="text">
      <style:text-properties fo:font-style="normal" fo:font-weight="normal" officeooo:rsid="008c694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dcdb6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8fa4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9150d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bold" officeooo:rsid="00204bde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5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36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36">_Char_numbers</text:span></text:p>
      <text:p text:style-name="P22"><text:tab/>5_Hex_numbers</text:p>
      <text:p text:style-name="P7"><text:span text:style-name="T8"><text:tab/></text:span><text:span text:style-name="T38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37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37">(4 simple examples)</text:span></text:p>
      <text:p text:style-name="P40"><text:tab/>2_Pin_Change_Interrupt<text:tab/><text:span text:style-name="T37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37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46">7</text:span>_Some_arithmetic</text:p>
      <text:p text:style-name="P41"><text:tab/><text:span text:style-name="T47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81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39">All OK</text:span></text:p>
      <text:p text:style-name="P52"><text:tab/><text:tab/><text:tab/><text:span text:style-name="T52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52">0_project_zero_C <text:s text:c="4"/></text:span></text:p>
      <text:p text:style-name="P53"><text:tab/><text:tab/><text:tab/><text:tab/><text:tab/><text:span text:style-name="T52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40">All OK</text:span></text:p>
      <text:p text:style-name="P54"><text:tab/><text:tab/><text:tab/><text:span text:style-name="T53">PDF files<text:tab/>All OK Printed on A3</text:span></text:p>
      <text:p text:style-name="P54"><text:tab/><text:tab/><text:tab/><text:span text:style-name="T56">No image files: Supply PDF and hex files.</text:span></text:p>
      <text:p text:style-name="P54"/>
      <text:p text:style-name="P30">3_Receiver_Transmitter_Basic<text:tab/><text:tab/><text:span text:style-name="T57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5">Hex Files<text:tab/>All OK</text:span></text:p>
      <text:p text:style-name="P58"><text:tab/><text:tab/><text:span text:style-name="T54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5">Hex Files<text:tab/>All OK</text:span></text:p>
      <text:p text:style-name="P60"><text:tab/><text:tab/><text:span text:style-name="T54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5">Hex Files<text:tab/>All OK</text:span></text:p>
      <text:p text:style-name="P62"><text:tab/><text:tab/><text:span text:style-name="T54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5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5">Hex File<text:tab/>OK</text:span></text:p>
      <text:p text:style-name="P66"><text:tab/><text:span text:style-name="T55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5">Hex File<text:tab/>OK</text:span></text:p>
      <text:p text:style-name="P65"><text:tab/><text:span text:style-name="T55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5">Hex File<text:tab/>OK</text:span></text:p>
      <text:p text:style-name="P64"><text:tab/><text:span text:style-name="T55">PDF file<text:tab/>OK</text:span></text:p>
      <text:p text:style-name="P47"/>
      <text:p text:style-name="P47"><text:tab/><text:span text:style-name="T41">8_Integer_numbers</text:span></text:p>
      <text:p text:style-name="P47"><text:span text:style-name="T41"><text:tab/><text:tab/></text:span><text:span text:style-name="T44">Comments OK</text:span></text:p>
      <text:p text:style-name="P63"><text:tab/><text:span text:style-name="T45">Hex File<text:tab/>OK</text:span></text:p>
      <text:p text:style-name="P63"><text:tab/><text:span text:style-name="T55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58">Image files ALL OK</text:span></text:p>
      <text:p text:style-name="P9"/>
      <text:p text:style-name="P9"><text:tab/>1_Segment_driver</text:p>
      <text:p text:style-name="P48"><text:span text:style-name="T41"><text:tab/><text:tab/></text:span><text:span text:style-name="T44">Comments OK</text:span></text:p>
      <text:p text:style-name="P49"><text:tab/><text:tab/><text:span text:style-name="T45">Hex File<text:tab/>OK</text:span></text:p>
      <text:p text:style-name="P50"><text:tab/><text:tab/><text:span text:style-name="T55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5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5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5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5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58">Image files all OK</text:span></text:p>
      <text:p text:style-name="P11"><text:tab/></text:p>
      <text:p text:style-name="P11"><text:tab/>1_Interrupt_basic</text:p>
      <text:p text:style-name="P13"><text:tab/><text:span text:style-name="T50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5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5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50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5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5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59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51">Comments</text:span></text:p>
      <text:p text:style-name="P68"><text:tab/><text:tab/><text:span text:style-name="T45">Hex File<text:tab/>OK</text:span></text:p>
      <text:p text:style-name="P69"><text:tab/><text:tab/><text:span text:style-name="T55">PDF file<text:tab/>OK</text:span></text:p>
      <text:p text:style-name="P67"/>
      <text:p text:style-name="P67"><text:tab/>B_Prime_factors</text:p>
      <text:p text:style-name="P68"><text:tab/><text:tab/><text:span text:style-name="T51">Comments</text:span></text:p>
      <text:p text:style-name="P68"><text:tab/><text:tab/><text:span text:style-name="T45">Hex File<text:tab/>OK</text:span></text:p>
      <text:p text:style-name="P69"><text:tab/><text:tab/><text:span text:style-name="T55">PDF file<text:tab/>OK</text:span></text:p>
      <text:p text:style-name="P67"/>
      <text:p text:style-name="P67"><text:tab/>C_Prime_Num_array</text:p>
      <text:p text:style-name="P68"><text:tab/><text:tab/><text:span text:style-name="T51">Comments</text:span></text:p>
      <text:p text:style-name="P68"><text:tab/><text:tab/><text:span text:style-name="T45">Hex File<text:tab/>OK</text:span></text:p>
      <text:p text:style-name="P69"><text:tab/><text:tab/><text:span text:style-name="T55">PDF file<text:tab/>OK</text:span></text:p>
      <text:p text:style-name="P67"/>
      <text:p text:style-name="P67"><text:tab/>D_Prime_Factors_fast</text:p>
      <text:p text:style-name="P68"><text:tab/><text:tab/><text:span text:style-name="T51">Comments</text:span></text:p>
      <text:p text:style-name="P68"><text:tab/><text:tab/><text:span text:style-name="T45">Hex File<text:tab/>OK</text:span></text:p>
      <text:p text:style-name="P69"><text:tab/><text:tab/><text:span text:style-name="T55">PDF file<text:tab/>OK</text:span></text:p>
      <text:p text:style-name="P67"/>
      <text:p text:style-name="P67"><text:tab/>E_Prime_numbers_extra</text:p>
      <text:p text:style-name="P68"><text:soft-page-break/><text:tab/><text:tab/><text:span text:style-name="T51">Comments</text:span></text:p>
      <text:p text:style-name="P68"><text:tab/><text:tab/><text:span text:style-name="T45">Hex File<text:tab/>OK</text:span></text:p>
      <text:p text:style-name="P69"><text:tab/><text:tab/><text:span text:style-name="T55">PDF file<text:tab/>OK</text:span></text:p>
      <text:p text:style-name="P67"/>
      <text:p text:style-name="P43"/>
      <text:p text:style-name="P35">7_Timers<text:tab/><text:span text:style-name="T15"><text:tab/><text:tab/></text:span><text:span text:style-name="T58">Image files ALL OK</text:span></text:p>
      <text:p text:style-name="P38"/>
      <text:p text:style-name="P38"/>
      <text:p text:style-name="P82">7A_String_only_clock</text:p>
      <text:p text:style-name="P84"><text:tab/>Comments<text:tab/>OK</text:p>
      <text:p text:style-name="P85"><text:tab/><text:span text:style-name="T45">Hex File<text:tab/>OK</text:span></text:p>
      <text:p text:style-name="P86"><text:tab/><text:span text:style-name="T55">PDF file<text:tab/>OK</text:span></text:p>
      <text:p text:style-name="P82"/>
      <text:p text:style-name="P82">7B_calculator_based_clock</text:p>
      <text:p text:style-name="P84"><text:tab/>Comments<text:tab/>OK</text:p>
      <text:p text:style-name="P85"><text:tab/><text:span text:style-name="T45">Hex File<text:tab/>OK</text:span></text:p>
      <text:p text:style-name="P86"><text:tab/><text:span text:style-name="T55">PDF file<text:tab/>OK</text:span></text:p>
      <text:p text:style-name="P82"/>
      <text:p text:style-name="P82">7C_mini_OS_clock</text:p>
      <text:p text:style-name="P84"><text:tab/>Comments<text:tab/>OK</text:p>
      <text:p text:style-name="P85"><text:tab/><text:span text:style-name="T45">Hex File<text:tab/>OK</text:span></text:p>
      <text:p text:style-name="P86"><text:tab/><text:span text:style-name="T55">PDF file<text:tab/>OK<text:tab/><text:tab/>No typing needed</text:span></text:p>
      <text:p text:style-name="P82"/>
      <text:p text:style-name="P82">7D_mini_OS_clock_with_adjustment</text:p>
      <text:p text:style-name="P84"><text:tab/>Comments<text:tab/>OK</text:p>
      <text:p text:style-name="P85"><text:tab/><text:span text:style-name="T45">Hex File<text:tab/>OK</text:span></text:p>
      <text:p text:style-name="P86"><text:tab/><text:span text:style-name="T55">PDF file<text:tab/>OK<text:tab/><text:tab/>Only type in timer_utoa()</text:span></text:p>
      <text:p text:style-name="P82"/>
      <text:p text:style-name="P82">7E_Stand_a_lone_clock</text:p>
      <text:p text:style-name="P84"><text:tab/>Comments<text:tab/>OK</text:p>
      <text:p text:style-name="P85"><text:tab/><text:span text:style-name="T45">Hex File<text:tab/>OK</text:span></text:p>
      <text:p text:style-name="P86"><text:tab/><text:span text:style-name="T55">PDF file<text:tab/>OK</text:span></text:p>
      <text:p text:style-name="P86"/>
      <text:p text:style-name="P82">7F_Stop_watch</text:p>
      <text:p text:style-name="P84"><text:tab/>Comments<text:tab/>OK</text:p>
      <text:p text:style-name="P85"><text:tab/><text:span text:style-name="T45">Hex File<text:tab/>OK</text:span></text:p>
      <text:p text:style-name="P86"><text:tab/><text:span text:style-name="T55">PDF file<text:tab/>OK<text:tab/><text:tab/>No typing needed</text:span></text:p>
      <text:p text:style-name="P83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58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5">Hex File<text:tab/><text:tab/>OK</text:span></text:p>
      <text:p text:style-name="P71"><text:tab/><text:tab/> <text:span text:style-name="T55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5">Hex File<text:tab/><text:tab/>OK</text:span></text:p>
      <text:p text:style-name="P71"><text:tab/><text:tab/> <text:span text:style-name="T55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5">Hex File<text:tab/><text:tab/>OK</text:span></text:p>
      <text:p text:style-name="P71"><text:tab/><text:tab/> <text:span text:style-name="T55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5">Hex File<text:tab/><text:tab/>OK</text:span></text:p>
      <text:p text:style-name="P71"><text:tab/><text:tab/> <text:span text:style-name="T55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5">Hex File<text:tab/><text:tab/>OK</text:span></text:p>
      <text:p text:style-name="P71"><text:tab/><text:tab/> <text:span text:style-name="T55">PDF file<text:tab/>OK</text:span></text:p>
      <text:p text:style-name="P32"/>
      <text:p text:style-name="P31"/>
      <text:p text:style-name="P31"/>
      <text:p text:style-name="P31"/>
      <text:p text:style-name="P31"/>
      <text:p text:style-name="P36">Final checks</text:p>
      <text:p text:style-name="P78"/>
      <text:p text:style-name="P36"><text:span text:style-name="T3"><text:tab/></text:span><text:span text:style-name="T59">0_project_zero</text:span></text:p>
      <text:p text:style-name="P31"><text:tab/><text:span text:style-name="T3"><text:tab/></text:span><text:span text:style-name="T28">Hex files<text:tab/><text:tab/><text:tab/></text:span><text:span text:style-name="T29">All OK</text:span></text:p>
      <text:p text:style-name="P72"><text:tab/><text:tab/><text:span text:style-name="T60">PDF files<text:tab/><text:tab/><text:tab/>Not checked</text:span></text:p>
      <text:p text:style-name="P72"><text:tab/><text:tab/><text:span text:style-name="T60">Image files<text:tab/><text:tab/><text:tab/>All OK</text:span></text:p>
      <text:p text:style-name="P72"/>
      <text:p text:style-name="P73"><text:tab/><text:span text:style-name="T42">1_first_project</text:span></text:p>
      <text:p text:style-name="P34"><text:span text:style-name="T28"><text:tab/><text:tab/>Hex files<text:tab/><text:tab/><text:tab/></text:span><text:span text:style-name="T29">All OK</text:span></text:p>
      <text:p text:style-name="P73"><text:tab/><text:tab/><text:span text:style-name="T60">PDF files<text:tab/><text:tab/><text:tab/>Not checked</text:span></text:p>
      <text:p text:style-name="P73"><text:tab/><text:tab/><text:span text:style-name="T60">Image files<text:tab/><text:tab/><text:tab/>All OK</text:span></text:p>
      <text:p text:style-name="P73"/>
      <text:p text:style-name="P29">2_binary_and_bit_operations</text:p>
      <text:p text:style-name="P29"><text:tab/>0_Bitwise_logic</text:p>
      <text:p text:style-name="P29"><text:tab/><text:tab/><text:span text:style-name="T75">Arduino<text:tab/><text:tab/><text:tab/>subroutine ‘op’ removed </text:span><text:span text:style-name="T76">add comment re ‘}’</text:span></text:p>
      <text:p text:style-name="P93"><text:span text:style-name="T31"><text:tab/><text:tab/></text:span><text:span text:style-name="T32">pdf file<text:tab/><text:tab/><text:tab/><text:tab/>shows complete project</text:span></text:p>
      <text:p text:style-name="P93"><text:span text:style-name="T31"><text:tab/><text:tab/></text:span><text:span text:style-name="T32">Image file<text:tab/><text:tab/><text:tab/>Shows subroutine ‘op’</text:span></text:p>
      <text:p text:style-name="P93"><text:tab/><text:tab/><text:span text:style-name="T30">Hex_file<text:tab/><text:tab/><text:tab/>OK</text:span></text:p>
      <text:p text:style-name="P87"><text:span text:style-name="T30"/></text:p>
      <text:p text:style-name="P87"><text:span text:style-name="T30"><text:tab/></text:span><text:span text:style-name="T74">1_ones_processor</text:span></text:p>
      <text:p text:style-name="P87"><text:tab/><text:tab/><text:span text:style-name="T77">C file<text:tab/><text:tab/><text:tab/><text:tab/>No change</text:span></text:p>
      <text:p text:style-name="P87"><text:span text:style-name="T33"><text:tab/><text:tab/></text:span><text:span text:style-name="T78">pdf file<text:tab/><text:tab/><text:tab/><text:tab/>No change</text:span></text:p>
      <text:p text:style-name="P88"><text:tab/><text:tab/><text:span text:style-name="T69">Image files<text:tab/><text:tab/><text:tab/>No change</text:span></text:p>
      <text:p text:style-name="P87"><text:tab/><text:tab/><text:span text:style-name="T77">Hex_file<text:tab/><text:tab/><text:tab/>OK</text:span></text:p>
      <text:p text:style-name="P87"><text:tab/><text:tab/></text:p>
      <text:p text:style-name="P89"><text:tab/><text:tab/></text:p>
      <text:p text:style-name="P94"><text:tab/><text:span text:style-name="T41">2_Shift_bits</text:span></text:p>
      <text:p text:style-name="P90"><text:tab/><text:tab/><text:span text:style-name="T71">Arduino<text:tab/><text:tab/><text:tab/>Subroutine ‘logical op’ removed</text:span></text:p>
      <text:p text:style-name="P90"><text:tab/><text:tab/><text:span text:style-name="T73">C file<text:tab/><text:tab/><text:tab/><text:tab/>No change</text:span></text:p>
      <text:p text:style-name="P90"><text:tab/><text:tab/><text:span text:style-name="T72">Image file <text:tab/><text:tab/><text:tab/>Shows subroutine ‘logical_op’ </text:span></text:p>
      <text:p text:style-name="P94"><text:tab/><text:tab/><text:span text:style-name="T66">pdf file<text:tab/><text:tab/><text:tab/><text:tab/>No change</text:span></text:p>
      <text:p text:style-name="P91"><text:tab/><text:tab/><text:span text:style-name="T70">Hex file <text:tab/><text:tab/><text:tab/>OK</text:span></text:p>
      <text:p text:style-name="P91"><text:soft-page-break/><text:span text:style-name="T43"/></text:p>
      <text:p text:style-name="P91"><text:span text:style-name="T43"><text:tab/></text:span><text:span text:style-name="T79">3_Char_to_binary</text:span></text:p>
      <text:p text:style-name="P95"><text:tab/><text:tab/><text:span text:style-name="T66">Arduino<text:tab/><text:tab/><text:tab/>Main routine removed</text:span></text:p>
      <text:p text:style-name="P95"><text:tab/><text:tab/><text:span text:style-name="T67">C file<text:tab/><text:tab/><text:tab/><text:tab/>No change</text:span></text:p>
      <text:p text:style-name="P95"><text:tab/><text:tab/><text:span text:style-name="T67">pdf file<text:tab/><text:tab/><text:tab/><text:tab/>OK</text:span></text:p>
      <text:p text:style-name="P96"><text:tab/><text:tab/><text:span text:style-name="T68">Image file<text:tab/><text:tab/><text:tab/>Shows main routine<text:tab/></text:span></text:p>
      <text:p text:style-name="P92"><text:tab/><text:tab/><text:span text:style-name="T69">Hex file<text:tab/><text:tab/><text:tab/>No change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21T19:01:51.889000000</dc:date>
    <meta:editing-duration>P1DT5H32S</meta:editing-duration>
    <meta:editing-cycles>105</meta:editing-cycles>
    <meta:document-statistic meta:table-count="0" meta:image-count="0" meta:object-count="0" meta:page-count="8" meta:paragraph-count="282" meta:word-count="804" meta:character-count="5817" meta:non-whitespace-character-count="4754"/>
  </office:meta>
</office:document-meta>
</file>